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-Regular" svg:font-family="UbuntuMono-Regular"/>
    <style:font-face style:name="Linux Libertine O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d8f8" fo:min-height="0.512cm"/>
    </style:style>
    <style:style style:name="gr2" style:family="graphic" style:parent-style-name="standard">
      <style:graphic-properties draw:stroke="none" draw:fill="solid" draw:fill-color="#ccff99" fo:min-height="0.721cm"/>
    </style:style>
    <style:style style:name="gr3" style:family="graphic" style:parent-style-name="standard">
      <style:graphic-properties svg:stroke-color="#000000" draw:fill="gradient" draw:fill-gradient-name="Blue_20_Gradient_20_2" draw:textarea-vertical-align="middle" draw:auto-grow-height="false" fo:min-height="2.418cm" fo:min-width="1.914cm"/>
    </style:style>
    <style:style style:name="gr4" style:family="graphic" style:parent-style-name="standard">
      <style:graphic-properties draw:stroke="none" draw:fill="solid" draw:fill-color="#8ed8f8" fo:min-height="0.258cm"/>
    </style:style>
    <style:style style:name="gr5" style:family="graphic" style:parent-style-name="standard">
      <style:graphic-properties svg:stroke-color="#000000" draw:fill="gradient" draw:fill-gradient-name="Blue_20_Gradient_20_2" draw:textarea-vertical-align="middle" draw:auto-grow-height="false" fo:min-height="2.417cm" fo:min-width="1.9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963cm"/>
    </style:style>
    <style:style style:name="gr8" style:family="graphic" style:parent-style-name="standard">
      <style:graphic-properties draw:stroke="none" draw:fill="solid" draw:fill-color="#8ed8f8" fo:min-height="1.147cm"/>
    </style:style>
    <style:style style:name="gr9" style:family="graphic" style:parent-style-name="standard">
      <style:graphic-properties svg:stroke-color="#000000" draw:fill="gradient" draw:fill-gradient-name="Orange_20_Gradient_20_2" draw:textarea-horizontal-align="justify" draw:textarea-vertical-align="middle" draw:auto-grow-height="false" fo:min-height="0.054cm" fo:min-width="0cm"/>
    </style:style>
    <style:style style:name="gr10" style:family="graphic" style:parent-style-name="standard">
      <style:graphic-properties draw:stroke="none" draw:fill="solid" draw:fill-color="#ccff99" fo:min-height="0.755cm"/>
    </style:style>
    <style:style style:name="gr11" style:family="graphic" style:parent-style-name="standard">
      <style:graphic-properties draw:stroke="none" draw:fill="solid" draw:fill-color="#8ed8f8" fo:min-height="1.009cm"/>
    </style:style>
    <style:style style:name="gr12" style:family="graphic" style:parent-style-name="standard">
      <style:graphic-properties draw:stroke="none" draw:fill="solid" draw:fill-color="#8ed8f8" fo:min-height="1.105cm"/>
    </style:style>
    <style:style style:name="gr13" style:family="graphic" style:parent-style-name="standard">
      <style:graphic-properties draw:stroke="none" draw:fill="solid" draw:fill-color="#8ed8f8" fo:min-height="0.695cm"/>
    </style:style>
    <style:style style:name="gr14" style:family="graphic" style:parent-style-name="standard">
      <style:graphic-properties draw:stroke="none" draw:fill="solid" draw:fill-color="#8ed8f8" fo:min-height="1.263cm"/>
    </style:style>
    <style:style style:name="gr15" style:family="graphic" style:parent-style-name="standard">
      <style:graphic-properties svg:stroke-color="#000000" draw:fill="gradient" draw:fill-gradient-name="Blue_20_Gradient_20_2" draw:textarea-horizontal-align="justify" draw:textarea-vertical-align="middle" draw:auto-grow-height="false" fo:min-height="0.998cm" fo:min-width="0cm"/>
    </style:style>
    <style:style style:name="P1" style:family="paragraph">
      <style:text-properties style:font-name="Ubuntu Mono"/>
    </style:style>
    <style:style style:name="P2" style:family="paragraph">
      <style:text-properties style:font-name="Linux Libertine O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Linux Libertine O" fo:font-size="24pt" style:font-size-asian="24pt" style:font-size-complex="24pt"/>
    </style:style>
    <style:style style:name="T1" style:family="text">
      <style:text-properties style:font-name="Ubuntu Mono"/>
    </style:style>
    <style:style style:name="T2" style:family="text">
      <style:text-properties style:font-name="Linux Libertine O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nux Libertine O" fo:font-size="18pt" fo:font-style="normal" fo:text-shadow="none" style:text-underline-style="none" fo:font-weight="normal" style:letter-kerning="true" style:font-name-asian="UbuntuMono-Regular" style:font-size-asian="18pt" style:font-style-asian="normal" style:font-weight-asian="normal" style:font-name-complex="UbuntuMon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UbuntuMono-Regular" style:font-size-asian="18pt" style:font-style-asian="normal" style:font-weight-asian="normal" style:font-name-complex="UbuntuMon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nux Libertine 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75cm" svg:height="0.882cm" svg:x="1.71cm" svg:y="1.381cm">
          <draw:text-box>
            <text:p text:style-name="P1"><text:span text:style-name="T1">d = math.sin(6.28)</text:span></text:p>
          </draw:text-box>
        </draw:frame>
        <draw:frame draw:style-name="gr2" draw:text-style-name="P2" draw:layer="layout" svg:width="9.741cm" svg:height="0.971cm" svg:x="6.818cm" svg:y="3.424cm">
          <draw:text-box>
            <text:p text:style-name="P2"><text:span text:style-name="T2">sin(6.28)→</text:span><text:span text:style-name="T3">-0.0031853017931379904</text:span></text:p>
          </draw:text-box>
        </draw:frame>
        <draw:custom-shape draw:style-name="gr3" draw:text-style-name="P3" draw:layer="layout" svg:width="2.413cm" svg:height="2.667cm" svg:x="6.501cm" svg:y="1.635cm">
          <text:p/>
          <draw:enhanced-geometry svg:viewBox="0 0 21600 21600" draw:text-areas="0 0 21600 21600" draw:type="circular-arrow" draw:modifiers="-90.7248872933415 -2.06787732074932 7628.497234955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815cm" svg:height="0.882cm" svg:x="1.71cm" svg:y="5.953cm">
          <draw:text-box>
            <text:p text:style-name="P1"><text:span text:style-name="T1">d = </text:span><text:span text:style-name="T4">-0.0031853017931379904</text:span></text:p>
          </draw:text-box>
        </draw:frame>
        <draw:custom-shape draw:style-name="gr5" draw:text-style-name="P3" draw:layer="layout" svg:width="2.413cm" svg:height="2.667cm" svg:x="5.762cm" svg:y="4.302cm">
          <text:p/>
          <draw:enhanced-geometry svg:viewBox="0 0 21600 21600" draw:text-areas="0 0 21600 21600" draw:mirror-vertical="false" draw:mirror-horizontal="true" draw:type="circular-arrow" draw:modifiers="-90.7248872933415 -2.06787732074932 7628.497234955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5" draw:layer="layout" svg:width="1.145cm" svg:height="1.212cm" svg:x="7.516cm" svg:y="2.016cm">
          <draw:text-box>
            <text:p text:style-name="P4"><text:span text:style-name="T5">①</text:span></text:p>
          </draw:text-box>
        </draw:frame>
        <draw:frame draw:style-name="gr7" draw:text-style-name="P4" draw:layer="layout" svg:width="3.715cm" svg:height="1.213cm" svg:x="6.112cm" svg:y="4.74cm">
          <draw:text-box>
            <text:p text:style-name="P4"><text:span text:style-name="T5">②</text:span></text:p>
          </draw:text-box>
        </draw:frame>
      </draw:page>
      <draw:page draw:name="page2" draw:style-name="dp1" draw:master-page-name="Default">
        <draw:frame draw:style-name="gr8" draw:text-style-name="P1" draw:layer="layout" svg:width="5.295cm" svg:height="1.513cm" svg:x="1.711cm" svg:y="1.381cm">
          <draw:text-box>
            <text:p text:style-name="P1"><text:span text:style-name="T1">s = sinc(3)</text:span></text:p>
            <text:p text:style-name="P1"><text:span text:style-name="T1">t = s * sinc(4)</text:span></text:p>
          </draw:text-box>
        </draw:frame>
        <draw:custom-shape draw:style-name="gr9" draw:text-style-name="P3" draw:layer="layout" svg:width="0.635cm" svg:height="0.635cm" svg:x="1.254cm" svg:y="1.519cm">
          <text:p/>
          <draw:enhanced-geometry svg:viewBox="0 0 21600 21600" draw:text-areas="0 ?f0 ?f5 ?f2" draw:mirror-horizontal="false" draw:mirror-vertical="false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5.041cm" svg:height="1.513cm" svg:x="6.119cm" svg:y="3.424cm">
          <draw:text-box>
            <text:p text:style-name="P1"><text:span text:style-name="T1">y = sin(3) / 3</text:span></text:p>
            <text:p text:style-name="P1"><text:span text:style-name="T1">return y</text:span></text:p>
          </draw:text-box>
        </draw:frame>
        <draw:custom-shape draw:style-name="gr3" draw:text-style-name="P3" draw:layer="layout" svg:width="2.413cm" svg:height="2.667cm" svg:x="4.302cm" svg:y="1.635cm">
          <text:p/>
          <draw:enhanced-geometry svg:viewBox="0 0 21600 21600" draw:text-areas="0 0 21600 21600" draw:type="circular-arrow" draw:modifiers="-90.7248872933415 -2.06787732074932 7628.497234955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" draw:layer="layout" svg:width="7.493cm" svg:height="1.513cm" svg:x="1.711cm" svg:y="5.953cm">
          <draw:text-box>
            <text:p text:style-name="P1"><text:span text:style-name="T1">s = </text:span><text:span text:style-name="T4">0.0470400026866224</text:span></text:p>
            <text:p text:style-name="P1"><text:span text:style-name="T1">t = s * sinc(4)</text:span></text:p>
          </draw:text-box>
        </draw:frame>
        <draw:custom-shape draw:style-name="gr5" draw:text-style-name="P3" draw:layer="layout" svg:width="2.413cm" svg:height="2.667cm" svg:x="5.063cm" svg:y="4.302cm">
          <text:p/>
          <draw:enhanced-geometry svg:viewBox="0 0 21600 21600" draw:text-areas="0 0 21600 21600" draw:mirror-vertical="false" draw:mirror-horizontal="true" draw:type="circular-arrow" draw:modifiers="-90.7248872933415 -2.06787732074932 7628.497234955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" draw:layer="layout" svg:width="10.718cm" svg:height="1.513cm" svg:x="1.712cm" svg:y="8.154cm">
          <draw:text-box>
            <text:p text:style-name="P1"><text:span text:style-name="T1">s = </text:span><text:span text:style-name="T4">0.0470400026866224</text:span></text:p>
            <text:p text:style-name="P1"><text:span text:style-name="T1">t = </text:span><text:span text:style-name="T4">0.0470400026866224</text:span><text:span text:style-name="T1"> * sinc(4)</text:span></text:p>
          </draw:text-box>
        </draw:frame>
        <draw:custom-shape draw:style-name="gr9" draw:text-style-name="P3" draw:layer="layout" svg:width="0.635cm" svg:height="0.635cm" svg:x="1.254cm" svg:y="6.119cm">
          <text:p/>
          <draw:enhanced-geometry svg:viewBox="0 0 21600 21600" draw:text-areas="0 ?f0 ?f5 ?f2" draw:mirror-horizontal="false" draw:mirror-vertical="false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635cm" svg:height="0.635cm" svg:x="1.254cm" svg:y="8.919cm">
          <text:p/>
          <draw:enhanced-geometry svg:viewBox="0 0 21600 21600" draw:text-areas="0 ?f0 ?f5 ?f2" draw:mirror-horizontal="false" draw:mirror-vertical="false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5.041cm" svg:height="1.513cm" svg:x="12.774cm" svg:y="10.815cm">
          <draw:text-box>
            <text:p text:style-name="P1"><text:span text:style-name="T1">y = sin(3) / 3</text:span></text:p>
            <text:p text:style-name="P1"><text:span text:style-name="T1">return y</text:span></text:p>
          </draw:text-box>
        </draw:frame>
        <draw:custom-shape draw:style-name="gr3" draw:text-style-name="P3" draw:layer="layout" svg:width="2.413cm" svg:height="2.667cm" svg:x="10.957cm" svg:y="9.026cm">
          <text:p/>
          <draw:enhanced-geometry svg:viewBox="0 0 21600 21600" draw:text-areas="0 0 21600 21600" draw:type="circular-arrow" draw:modifiers="-90.7248872933415 -2.06787732074932 7628.497234955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" draw:layer="layout" svg:width="14.909cm" svg:height="1.513cm" svg:x="1.712cm" svg:y="12.755cm">
          <draw:text-box>
            <text:p text:style-name="P1"><text:span text:style-name="T1">s = </text:span><text:span text:style-name="T4">0.0470400026866224</text:span></text:p>
            <text:p text:style-name="P1"><text:span text:style-name="T1">t = </text:span><text:span text:style-name="T4">0.0470400026866224</text:span><text:span text:style-name="T1"> * </text:span><text:span text:style-name="T4">-0.18920062382698205</text:span></text:p>
          </draw:text-box>
        </draw:frame>
        <draw:custom-shape draw:style-name="gr5" draw:text-style-name="P3" draw:layer="layout" svg:width="2.413cm" svg:height="2.667cm" svg:x="11.718cm" svg:y="11.668cm">
          <text:p/>
          <draw:enhanced-geometry svg:viewBox="0 0 21600 21600" draw:text-areas="0 0 21600 21600" draw:mirror-vertical="false" draw:mirror-horizontal="true" draw:type="circular-arrow" draw:modifiers="-90.7248872933415 -2.06787732074932 7628.4972349557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3" draw:layer="layout" svg:width="0.635cm" svg:height="0.635cm" svg:x="1.254cm" svg:y="13.52cm">
          <text:p/>
          <draw:enhanced-geometry svg:viewBox="0 0 21600 21600" draw:text-areas="0 ?f0 ?f5 ?f2" draw:mirror-horizontal="false" draw:mirror-vertical="false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" draw:layer="layout" svg:width="8.178cm" svg:height="1.513cm" svg:x="1.712cm" svg:y="14.856cm">
          <draw:text-box>
            <text:p text:style-name="P1"><text:span text:style-name="T1">s = </text:span><text:span text:style-name="T4">0.0470400026866224</text:span></text:p>
            <text:p text:style-name="P1"><text:span text:style-name="T1">t = </text:span><text:span text:style-name="T4">-0.00889999785313187</text:span></text:p>
          </draw:text-box>
        </draw:frame>
        <draw:custom-shape draw:style-name="gr9" draw:text-style-name="P3" draw:layer="layout" svg:width="0.635cm" svg:height="0.635cm" svg:x="1.254cm" svg:y="15.621cm">
          <text:p/>
          <draw:enhanced-geometry svg:viewBox="0 0 21600 21600" draw:text-areas="0 ?f0 ?f5 ?f2" draw:mirror-horizontal="false" draw:mirror-vertical="false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889cm" svg:height="1.397cm" svg:x="1.254cm" svg:y="7.096cm">
          <text:p/>
          <draw:enhanced-geometry svg:viewBox="0 0 21600 21600" draw:text-areas="?f0 0 ?f2 ?f5" draw:type="down-arrow" draw:modifiers="16099.8313659359 6261.573033707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889cm" svg:height="1.397cm" svg:x="1.254cm" svg:y="14.196cm">
          <text:p/>
          <draw:enhanced-geometry svg:viewBox="0 0 21600 21600" draw:text-areas="?f0 0 ?f2 ?f5" draw:type="down-arrow" draw:modifiers="16099.8313659359 6261.573033707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1.145cm" svg:height="1.212cm" svg:x="6.715cm" svg:y="1.254cm">
          <draw:text-box>
            <text:p text:style-name="P4"><text:span text:style-name="T5">①</text:span></text:p>
          </draw:text-box>
        </draw:frame>
        <draw:frame draw:style-name="gr7" draw:text-style-name="P4" draw:layer="layout" svg:width="3.715cm" svg:height="1.213cm" svg:x="5.413cm" svg:y="4.74cm">
          <draw:text-box>
            <text:p text:style-name="P4"><text:span text:style-name="T5">②</text:span></text:p>
          </draw:text-box>
        </draw:frame>
        <draw:frame draw:style-name="gr7" draw:text-style-name="P4" draw:layer="layout" svg:width="3.072cm" svg:height="1.213cm" svg:x="1.762cm" svg:y="7.153cm">
          <draw:text-box>
            <text:p text:style-name="P4"><text:span text:style-name="T5">③</text:span></text:p>
          </draw:text-box>
        </draw:frame>
        <draw:frame draw:style-name="gr7" draw:text-style-name="P4" draw:layer="layout" svg:width="2.432cm" svg:height="1.213cm" svg:x="12.938cm" svg:y="8.747cm">
          <draw:text-box>
            <text:p text:style-name="P4"><text:span text:style-name="T5">④</text:span></text:p>
          </draw:text-box>
        </draw:frame>
        <draw:frame draw:style-name="gr7" draw:text-style-name="P4" draw:layer="layout" svg:width="1.789cm" svg:height="1.213cm" svg:x="11.033cm" svg:y="11.414cm">
          <draw:text-box>
            <text:p text:style-name="P4"><text:span text:style-name="T5">⑤</text:span></text:p>
          </draw:text-box>
        </draw:frame>
        <draw:frame draw:style-name="gr7" draw:text-style-name="P4" draw:layer="layout" svg:width="1.145cm" svg:height="1.213cm" svg:x="1.76cm" svg:y="13.954cm">
          <draw:text-box>
            <text:p text:style-name="P4"><text:span text:style-name="T5">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Mono-Regular" svg:font-family="UbuntuMono-Regular"/>
    <style:font-face style:name="Linux Libertine O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5-08-12T15:12:41.997372000</meta:creation-date>
    <dc:date>2015-08-12T15:41:16.031038000</dc:date>
    <dc:creator>Neal Davis</dc:creator>
    <meta:editing-duration>PT12M23S</meta:editing-duration>
    <meta:editing-cycles>1</meta:editing-cycles>
    <meta:document-statistic meta:object-count="31"/>
    <meta:generator>LibreOffice/4.3.7.2$MacOSX_X86_64 LibreOffice_project/8a35821d8636a03b8bf4e15b48f59794652c68ba</meta:generator>
  </office:meta>
</office:document-meta>
</file>